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a1382" officeooo:paragraph-rsid="001a1382"/>
    </style:style>
    <style:style style:name="P2" style:family="paragraph" style:parent-style-name="Preformatted_20_Text">
      <style:text-properties officeooo:rsid="001d63ed" officeooo:paragraph-rsid="001d63ed"/>
    </style:style>
    <style:style style:name="T1" style:family="text">
      <style:text-properties officeooo:rsid="001b01b9"/>
    </style:style>
    <style:style style:name="T2" style:family="text">
      <style:text-properties officeooo:rsid="001c07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mber this</text:p>
      <text:p text:style-name="P2"/>
      <text:p text:style-name="P2">strncpy(a,b,5);</text:p>
      <text:p text:style-name="P2">a[5]='\0';</text:p>
      <text:p text:style-name="P2"/>
      <text:p text:style-name="P2">char a[10];</text:p>
      <text:p text:style-name="P2">memset(a,'#',sizeof(a));</text:p>
      <text:p text:style-name="P2">a[10]='\0';</text:p>
      <text:p text:style-name="P2"/>
      <text:p text:style-name="P2">刚开始学C/C++时，一直对字符串处理函数一知半解，这里列举C/C++字符串处理函数</text:p>
      <text:p text:style-name="P2"/>
      <text:p text:style-name="P2">，希望对初学者有一定的帮助。</text:p>
      <text:p text:style-name="P2"/>
      <text:p text:style-name="P2">C：</text:p>
      <text:p text:style-name="P2"/>
      <text:p text:style-name="P2">char st[100];</text:p>
      <text:p text:style-name="P2">1. 字符串长度</text:p>
      <text:p text:style-name="P2"><text:s text:c="3"/>strlen(st);</text:p>
      <text:p text:style-name="P2"/>
      <text:p text:style-name="P2">2. 字符串比较</text:p>
      <text:p text:style-name="P2"><text:s text:c="3"/>strcmp(st1,st2);</text:p>
      <text:p text:style-name="P2"><text:s text:c="3"/>strncmp(st1,st2,n); <text:s text:c="2"/>把st1,st2的前n个进行比较。</text:p>
      <text:p text:style-name="P2"/>
      <text:p text:style-name="P2">3. 附加</text:p>
      <text:p text:style-name="P2"><text:s text:c="3"/>strcat(st1,st2);</text:p>
      <text:p text:style-name="P2"><text:s text:c="3"/>strncat(st1,st2,n); <text:s text:c="2"/>n表示连接上st2的前n个给st1，在最后不要加'\0'。</text:p>
      <text:p text:style-name="P2"/>
      <text:p text:style-name="P2">4. 替换</text:p>
      <text:p text:style-name="P2"><text:s text:c="3"/>strcpy(st1,st2);</text:p>
      <text:p text:style-name="P2"><text:s text:c="3"/>strncpy(st1,st2,n); n表示复制st2的前n个给st1，在最后要加'\0'。</text:p>
      <text:p text:style-name="P2"/>
      <text:p text:style-name="P2">5. 查找</text:p>
      <text:p text:style-name="P2"><text:s text:c="3"/>where = strchr(st,ch) <text:s text:c="2"/>ch为要找的字符。</text:p>
      <text:p text:style-name="P2"><text:s text:c="3"/>where = strspn(st1,st2); 查找字符串。</text:p>
      <text:p text:style-name="P2"><text:s text:c="3"/>where = strstr(st1,st2);</text:p>
      <text:p text:style-name="P2"/>
      <text:p text:style-name="P2"/>
      <text:p text:style-name="P2">C++：</text:p>
      <text:p text:style-name="P2"/>
      <text:p text:style-name="P2">&lt;string&gt;</text:p>
      <text:p text:style-name="P2">string str;</text:p>
      <text:p text:style-name="P2">1. 字符串长度</text:p>
      <text:p text:style-name="P2"><text:s text:c="3"/>len = str.length();</text:p>
      <text:p text:style-name="P2"><text:s text:c="3"/>len = str.size();</text:p>
      <text:p text:style-name="P2"/>
      <text:p text:style-name="P2">2. 字符串比较</text:p>
      <text:p text:style-name="P2"><text:s text:c="3"/>可以直接比较</text:p>
      <text:p text:style-name="P2"><text:s text:c="3"/>也可以:</text:p>
      <text:p text:style-name="P2"><text:s text:c="3"/>str1.compare(str2); </text:p>
      <text:p text:style-name="P2"><text:s text:c="3"/>str1.compare(pos1,len1,str2,pos2,len2); 值为负，0 ，正。</text:p>
      <text:p text:style-name="P2"><text:s text:c="3"/>nops 长度到完。</text:p>
      <text:p text:style-name="P2"/>
      <text:p text:style-name="P2">3. 附加</text:p>
      <text:p text:style-name="P2"><text:s text:c="3"/>str1 += str2;</text:p>
      <text:p text:style-name="P2"><text:s text:c="3"/>或</text:p>
      <text:p text:style-name="P2"><text:s text:c="3"/>str1.append(str2);</text:p>
      <text:p text:style-name="P2"><text:s text:c="3"/>str1.append(str2.pos2,len2);</text:p>
      <text:p text:style-name="P2"><text:s text:c="3"/></text:p>
      <text:p text:style-name="P2">4. 字符串提取</text:p>
      <text:p text:style-name="P2"><text:s text:c="3"/>str2 = str1.substr();</text:p>
      <text:p text:style-name="P2"><text:s text:c="3"/>str2 = str1.substr(pos1);</text:p>
      <text:p text:style-name="P2"><text:soft-page-break/><text:s text:c="3"/>str2 = str1.substr(pos1,len1);</text:p>
      <text:p text:style-name="P2"><text:s text:c="3"/>string a=s.substr(0,4); <text:s text:c="6"/>//获得字符串s中 从第0位开始的长度为4的字</text:p>
      <text:p text:style-name="P2"/>
      <text:p text:style-name="P2">符串</text:p>
      <text:p text:style-name="P2"/>
      <text:p text:style-name="P2"/>
      <text:p text:style-name="P2">5. 字符串搜索</text:p>
      <text:p text:style-name="P2"><text:s text:c="3"/>where = str1.find(str2);</text:p>
      <text:p text:style-name="P2"><text:s text:c="3"/>where = str1.find(str2,pos1); pos1是从str1的第几位开始。</text:p>
      <text:p text:style-name="P2"><text:s text:c="3"/>where = str1.rfind(str2); 从后往前搜。</text:p>
      <text:p text:style-name="P2"/>
      <text:p text:style-name="P2">6. 插入字符串</text:p>
      <text:p text:style-name="P2"><text:s text:c="3"/>不是赋值语句。</text:p>
      <text:p text:style-name="P2"><text:s text:c="3"/>str1.insert(pos1,str2);</text:p>
      <text:p text:style-name="P2"><text:s text:c="3"/>str1.insert(pos1,str2,pos2,len2);</text:p>
      <text:p text:style-name="P2"><text:s text:c="3"/>str1.insert(pos1,numchar,char); <text:s text:c="3"/>numchar是插入次数，char是要插入的字</text:p>
      <text:p text:style-name="P2"/>
      <text:p text:style-name="P2">符。</text:p>
      <text:p text:style-name="P2"/>
      <text:p text:style-name="P2">7. 替换字符串</text:p>
      <text:p text:style-name="P2"><text:s text:c="3"/>str1.replace(pos1,str2);</text:p>
      <text:p text:style-name="P2"><text:s text:c="3"/>str1.replace(pos1,str2,pos2,len2);</text:p>
      <text:p text:style-name="P2"/>
      <text:p text:style-name="P2">8. 删除字符串</text:p>
      <text:p text:style-name="P2"><text:s text:c="3"/>str.erase(pos,len)</text:p>
      <text:p text:style-name="P2"><text:s text:c="3"/>str.clear();</text:p>
      <text:p text:style-name="P2"/>
      <text:p text:style-name="P2">9. 交换字符串</text:p>
      <text:p text:style-name="P2"><text:s text:c="3"/>swap(str1,str2);</text:p>
      <text:p text:style-name="P2"/>
      <text:p text:style-name="P2">10. C --&gt; C++</text:p>
      <text:p text:style-name="P2"><text:s text:c="3"/>char *cstr = "Hello";</text:p>
      <text:p text:style-name="P2"><text:s text:c="3"/>string str1;</text:p>
      <text:p text:style-name="P2"><text:s text:c="3"/>cstr = cstr;</text:p>
      <text:p text:style-name="P2"><text:s text:c="3"/>string str2(cstr);</text:p>
      <text:p text:style-name="P2"/>
      <text:p text:style-name="P2">对于ACMer来说，C的字符串处理要比C++的方便、简单，尽量用C的字符串处理函数。</text:p>
      <text:p text:style-name="P2"/>
      <text:p text:style-name="P2">C++中string类常用算法</text:p>
      <text:p text:style-name="P2">string类的构造函数：</text:p>
      <text:p text:style-name="P2"/>
      <text:p text:style-name="P2">string(const char *s); <text:s text:c="3"/>//用c字符串s初始化</text:p>
      <text:p text:style-name="P2"/>
      <text:p text:style-name="P2">string(int n,char c); <text:s text:c="4"/>//用n个字符c初始化</text:p>
      <text:p text:style-name="P2"/>
      <text:p text:style-name="P2">此外，string类还支持默认构造函数和复制构造函数，如string s1；string </text:p>
      <text:p text:style-name="P2"/>
      <text:p text:style-name="P2">s2="hello"；都是正确的写法。当构造的string太长而无法表达时会抛出</text:p>
      <text:p text:style-name="P2"/>
      <text:p text:style-name="P2">length_error异常</text:p>
      <text:p text:style-name="P2"/>
      <text:p text:style-name="P2">string类的字符操作：</text:p>
      <text:p text:style-name="P2"/>
      <text:p text:style-name="P2">const char &amp;operator[](int n)const;</text:p>
      <text:p text:style-name="P2"/>
      <text:p text:style-name="P2">const char &amp;at(int n)const;</text:p>
      <text:p text:style-name="P2"/>
      <text:p text:style-name="P2">char &amp;operator[](int n);</text:p>
      <text:p text:style-name="P2"/>
      <text:p text:style-name="P2">char &amp;at(int n);</text:p>
      <text:p text:style-name="P2"/>
      <text:p text:style-name="P2"><text:soft-page-break/>operator[]和at()均返回当前字符串中第n个字符的位置，但at函数提供范围检查，</text:p>
      <text:p text:style-name="P2"/>
      <text:p text:style-name="P2">当越界时会抛出out_of_range异常，下标运算符[]不提供检查访问。</text:p>
      <text:p text:style-name="P2"/>
      <text:p text:style-name="P2">const char *data()const;//返回一个非null终止的c字符数组</text:p>
      <text:p text:style-name="P2"/>
      <text:p text:style-name="P2">const char *c_str()const;//返回一个以null终止的c字符串</text:p>
      <text:p text:style-name="P2"/>
      <text:p text:style-name="P2">int copy(char *s, int n, int pos = 0) const;//把当前串中以pos开始的n个字符</text:p>
      <text:p text:style-name="P2"/>
      <text:p text:style-name="P2">拷贝到以s为起始位置的字符数组中，返回实际拷贝的数目</text:p>
      <text:p text:style-name="P2"/>
      <text:p text:style-name="P2">string的特性描述:</text:p>
      <text:p text:style-name="P2"/>
      <text:p text:style-name="P2">int capacity()const; <text:s text:c="3"/>//返回当前容量（即string中不必增加内存即可存放的元</text:p>
      <text:p text:style-name="P2"/>
      <text:p text:style-name="P2">素个数）</text:p>
      <text:p text:style-name="P2"/>
      <text:p text:style-name="P2">int max_size()const; <text:s text:c="3"/>//返回string对象中可存放的最大字符串的长度</text:p>
      <text:p text:style-name="P2"/>
      <text:p text:style-name="P2">int size()const; <text:s text:c="7"/>//返回当前字符串的大小</text:p>
      <text:p text:style-name="P2"/>
      <text:p text:style-name="P2">int length()const; <text:s text:c="6"/>//返回当前字符串的长度</text:p>
      <text:p text:style-name="P2"/>
      <text:p text:style-name="P2">bool empty()const; <text:s text:c="7"/>//当前字符串是否为空</text:p>
      <text:p text:style-name="P2"/>
      <text:p text:style-name="P2">void resize(int len,char c);//把字符串当前大小置为len，并用字符c填充不足的</text:p>
      <text:p text:style-name="P2"/>
      <text:p text:style-name="P2">部分string类的输入输出操作:</text:p>
      <text:p text:style-name="P2"/>
      <text:p text:style-name="P2">string类重载运算符operator&gt;&gt; <text:s/>//用于输入，同样重载运算符operator&lt;&lt;用于输出</text:p>
      <text:p text:style-name="P2"/>
      <text:p text:style-name="P2">操作。</text:p>
      <text:p text:style-name="P2"/>
      <text:p text:style-name="P2">函数getline(istream &amp;in,string &amp;s);//用于从输入流in中读取字符串到s中，以换</text:p>
      <text:p text:style-name="P2"/>
      <text:p text:style-name="P2">行符'\n'分开。</text:p>
      <text:p text:style-name="P2"/>
      <text:p text:style-name="P2"><text:s/></text:p>
      <text:p text:style-name="P2"/>
      <text:p text:style-name="P2">string的赋值：</text:p>
      <text:p text:style-name="P2"/>
      <text:p text:style-name="P2">string &amp;operator=(const string &amp;s);//把字符串s赋给当前字符串</text:p>
      <text:p text:style-name="P2"/>
      <text:p text:style-name="P2">string &amp;assign(const char *s);//用c类型字符串s赋值</text:p>
      <text:p text:style-name="P2"/>
      <text:p text:style-name="P2">string &amp;assign(const char *s,int n);//用c字符串s开始的n个字符赋值</text:p>
      <text:p text:style-name="P2"/>
      <text:p text:style-name="P2">string &amp;assign(const string &amp;s);//把字符串s赋给当前字符串</text:p>
      <text:p text:style-name="P2"/>
      <text:p text:style-name="P2">string &amp;assign(int n,char c);//用n个字符c赋值给当前字符串</text:p>
      <text:p text:style-name="P2"/>
      <text:p text:style-name="P2">string &amp;assign(const string &amp;s,int start,int n);//把字符串s中从start开始的</text:p>
      <text:p text:style-name="P2"/>
      <text:p text:style-name="P2">n个字符赋给当前字符串</text:p>
      <text:p text:style-name="P2"/>
      <text:p text:style-name="P2">string &amp;assign(const_iterator first,const_itertor last);//把first和last迭</text:p>
      <text:p text:style-name="P2"/>
      <text:p text:style-name="P2">代器之间的部分赋给字符串</text:p>
      <text:p text:style-name="P2"/>
      <text:p text:style-name="P2"><text:s/></text:p>
      <text:p text:style-name="P2"><text:soft-page-break/></text:p>
      <text:p text:style-name="P2">string的连接：</text:p>
      <text:p text:style-name="P2"/>
      <text:p text:style-name="P2">string &amp;operator+=(const string &amp;s);//把字符串s连接到当前字符串的结尾</text:p>
      <text:p text:style-name="P2"/>
      <text:p text:style-name="P2">string &amp;append(const char *s); <text:s text:c="2"/>//把c类型字符串s连接到当前字符串结尾</text:p>
      <text:p text:style-name="P2"/>
      <text:p text:style-name="P2">string &amp;append(const char *s,int n);//把c类型字符串s的前n个字符连接到当前</text:p>
      <text:p text:style-name="P2"/>
      <text:p text:style-name="P2">字符串结尾</text:p>
      <text:p text:style-name="P2"/>
      <text:p text:style-name="P2">string &amp;append(const string &amp;s); <text:s text:c="3"/>//同operator+=()</text:p>
      <text:p text:style-name="P2"/>
      <text:p text:style-name="P2">string &amp;append(const string &amp;s,int pos,int n); //把字符串s中从pos开始的n个</text:p>
      <text:p text:style-name="P2"/>
      <text:p text:style-name="P2">字符连接到当前字符串的结尾</text:p>
      <text:p text:style-name="P2"/>
      <text:p text:style-name="P2">string &amp;append(int n,char c); <text:s text:c="7"/>//在当前字符串结尾添加n个字符c</text:p>
      <text:p text:style-name="P2"/>
      <text:p text:style-name="P2">string &amp;append(const_iterator first,const_iterator last);//把迭代器first和</text:p>
      <text:p text:style-name="P2"/>
      <text:p text:style-name="P2">last之间的部分连接到当前字符串的结尾</text:p>
      <text:p text:style-name="P2"/>
      <text:p text:style-name="P2"><text:s/></text:p>
      <text:p text:style-name="P2"/>
      <text:p text:style-name="P2">string的比较：</text:p>
      <text:p text:style-name="P2"/>
      <text:p text:style-name="P2">bool perator==(const string &amp;s1,const string &amp;s2)const;//比较两个字符串是</text:p>
      <text:p text:style-name="P2"/>
      <text:p text:style-name="P2">否相等</text:p>
      <text:p text:style-name="P2"/>
      <text:p text:style-name="P2">运算符"&gt;","&lt;","&gt;=","&lt;=","!="均被重载用于字符串的比较；</text:p>
      <text:p text:style-name="P2"/>
      <text:p text:style-name="P2">int compare(const string &amp;s) const;//比较当前字符串和s的大小</text:p>
      <text:p text:style-name="P2"/>
      <text:p text:style-name="P2">int compare(int pos, int n,const string &amp;s)const;//比较当前字符串从pos开始</text:p>
      <text:p text:style-name="P2"/>
      <text:p text:style-name="P2">的n个字符组成的字符串与s的大小</text:p>
      <text:p text:style-name="P2"/>
      <text:p text:style-name="P2">int compare(int pos, int n,const string &amp;s,int pos2,int n2)const;//比较当</text:p>
      <text:p text:style-name="P2"/>
      <text:p text:style-name="P2">前字符串从pos开始的n个字符组成的字符串与s中pos2开始的n2个字符组成的字符串</text:p>
      <text:p text:style-name="P2"/>
      <text:p text:style-name="P2">的大小</text:p>
      <text:p text:style-name="P2"/>
      <text:p text:style-name="P2">int compare(const char *s) const;</text:p>
      <text:p text:style-name="P2"/>
      <text:p text:style-name="P2">int compare(int pos, int n,const char *s) const;</text:p>
      <text:p text:style-name="P2"/>
      <text:p text:style-name="P2">int compare(int pos, int n,const char *s, int pos2) const;</text:p>
      <text:p text:style-name="P2"/>
      <text:p text:style-name="P2">compare函数在&gt;时返回1，&lt;时返回-1，==时返回0 <text:s/></text:p>
      <text:p text:style-name="P2"/>
      <text:p text:style-name="P2">string的子串：</text:p>
      <text:p text:style-name="P2"/>
      <text:p text:style-name="P2">string substr(int pos = 0,int n = npos) const;//返回pos开始的n个字符组成的</text:p>
      <text:p text:style-name="P2"/>
      <text:p text:style-name="P2">字符串string的交换：</text:p>
      <text:p text:style-name="P2"/>
      <text:p text:style-name="P2">void swap(string &amp;s2); <text:s text:c="3"/>//交换当前字符串与s2的值</text:p>
      <text:p text:style-name="P2"/>
      <text:p text:style-name="P2"><text:s/></text:p>
      <text:p text:style-name="P2"><text:soft-page-break/></text:p>
      <text:p text:style-name="P2">string类的查找函数：</text:p>
      <text:p text:style-name="P2"/>
      <text:p text:style-name="P2">int find(char c, int pos = 0) const;//从pos开始查找字符c在当前字符串的位置</text:p>
      <text:p text:style-name="P2"/>
      <text:p text:style-name="P2">int find(const char *s, int pos = 0) const;//从pos开始查找字符串s在当前串</text:p>
      <text:p text:style-name="P2"/>
      <text:p text:style-name="P2">中的位置</text:p>
      <text:p text:style-name="P2"/>
      <text:p text:style-name="P2">int find(const char *s, int pos, int n) const;//从pos开始查找字符串s中前n</text:p>
      <text:p text:style-name="P2"/>
      <text:p text:style-name="P2">个字符在当前串中的位置</text:p>
      <text:p text:style-name="P2"/>
      <text:p text:style-name="P2">int find(const string &amp;s, int pos = 0) const;//从pos开始查找字符串s在当前</text:p>
      <text:p text:style-name="P2"/>
      <text:p text:style-name="P2">串中的位置</text:p>
      <text:p text:style-name="P2"/>
      <text:p text:style-name="P2">//查找成功时返回所在位置，失败返回string::npos的值</text:p>
      <text:p text:style-name="P2"/>
      <text:p text:style-name="P2">int rfind(char c, int pos = npos) const;//从pos开始从后向前查找字符c在当前</text:p>
      <text:p text:style-name="P2"/>
      <text:p text:style-name="P2">串中的位置</text:p>
      <text:p text:style-name="P2"/>
      <text:p text:style-name="P2">int rfind(const char *s, int pos = npos) const;</text:p>
      <text:p text:style-name="P2"/>
      <text:p text:style-name="P2">int rfind(const char *s, int pos, int n = npos) const;</text:p>
      <text:p text:style-name="P2"/>
      <text:p text:style-name="P2">int rfind(const string &amp;s,int pos = npos) const;</text:p>
      <text:p text:style-name="P2"/>
      <text:p text:style-name="P2">//从pos开始从后向前查找字符串s中前n个字符组成的字符串在当前串中的位置，成</text:p>
      <text:p text:style-name="P2"/>
      <text:p text:style-name="P2">功返回所在位置，失败时返回string::npos的值</text:p>
      <text:p text:style-name="P2"/>
      <text:p text:style-name="P2">int find_first_of(char c, int pos = 0) const;//从pos开始查找字符c第一次出</text:p>
      <text:p text:style-name="P2"/>
      <text:p text:style-name="P2">现的位置</text:p>
      <text:p text:style-name="P2"/>
      <text:p text:style-name="P2">int find_first_of(const char *s, int pos = 0) const;</text:p>
      <text:p text:style-name="P2"/>
      <text:p text:style-name="P2">int find_first_of(const char *s, int pos, int n) const;</text:p>
      <text:p text:style-name="P2"/>
      <text:p text:style-name="P2">int find_first_of(const string &amp;s,int pos = 0) const;</text:p>
      <text:p text:style-name="P2"/>
      <text:p text:style-name="P2">//从pos开始查找当前串中第一个在s的前n个字符组成的数组里的字符的位置。查找</text:p>
      <text:p text:style-name="P2"/>
      <text:p text:style-name="P2">失败返回</text:p>
      <text:p text:style-name="P2"/>
      <text:p text:style-name="P2">string::npos</text:p>
      <text:p text:style-name="P2"/>
      <text:p text:style-name="P2">int find_first_not_of(char c, int pos = 0) const;</text:p>
      <text:p text:style-name="P2"/>
      <text:p text:style-name="P2">int find_first_not_of(const char *s, int pos = 0) const;</text:p>
      <text:p text:style-name="P2"/>
      <text:p text:style-name="P2">int find_first_not_of(const char *s, int pos,int n) const;</text:p>
      <text:p text:style-name="P2"/>
      <text:p text:style-name="P2">int find_first_not_of(const string &amp;s,int pos = 0) const;</text:p>
      <text:p text:style-name="P2"/>
      <text:p text:style-name="P2">//从当前串中查找第一个不在串s中的字符出现的位置，失败返回string::npos</text:p>
      <text:p text:style-name="P2"/>
      <text:p text:style-name="P2">int find_last_of(char c, int pos = npos) const;</text:p>
      <text:p text:style-name="P2"/>
      <text:p text:style-name="P2">int find_last_of(const char *s, int pos = npos) const;</text:p>
      <text:p text:style-name="P2"><text:soft-page-break/></text:p>
      <text:p text:style-name="P2">int find_last_of(const char *s, int pos, int n = npos) const;</text:p>
      <text:p text:style-name="P2"/>
      <text:p text:style-name="P2">int find_last_of(const string &amp;s,int pos = npos) const;</text:p>
      <text:p text:style-name="P2"/>
      <text:p text:style-name="P2">int find_last_not_of(char c, int pos = npos) const;</text:p>
      <text:p text:style-name="P2"/>
      <text:p text:style-name="P2">int find_last_not_of(const char *s, int pos = npos) const;</text:p>
      <text:p text:style-name="P2"/>
      <text:p text:style-name="P2">int find_last_not_of(const char *s, int pos, <text:s/>int n) const;</text:p>
      <text:p text:style-name="P2"/>
      <text:p text:style-name="P2">int find_last_not_of(const string &amp;s,int pos = npos) const;</text:p>
      <text:p text:style-name="P2"/>
      <text:p text:style-name="P2">//find_last_of和find_last_not_of与find_first_of和find_first_not_of相似，只</text:p>
      <text:p text:style-name="P2"/>
      <text:p text:style-name="P2">不过是从后向前查找</text:p>
      <text:p text:style-name="P2"/>
      <text:p text:style-name="P2"><text:s/></text:p>
      <text:p text:style-name="P2"/>
      <text:p text:style-name="P2">string类的替换函数：</text:p>
      <text:p text:style-name="P2"/>
      <text:p text:style-name="P2">string &amp;replace(int p0, int n0,const char *s);//删除从p0开始的n0个字符，然</text:p>
      <text:p text:style-name="P2"/>
      <text:p text:style-name="P2">后在p0处插入串s</text:p>
      <text:p text:style-name="P2"/>
      <text:p text:style-name="P2">string &amp;replace(int p0, int n0,const char *s, int n);//删除p0开始的n0个字</text:p>
      <text:p text:style-name="P2"/>
      <text:p text:style-name="P2">符，然后在p0处插入字符串s的前n个字符</text:p>
      <text:p text:style-name="P2"/>
      <text:p text:style-name="P2">string &amp;replace(int p0, int n0,const string &amp;s);//删除从p0开始的n0个字符，</text:p>
      <text:p text:style-name="P2"/>
      <text:p text:style-name="P2">然后在p0处插入串s</text:p>
      <text:p text:style-name="P2"/>
      <text:p text:style-name="P2">string &amp;replace(int p0, int n0,const string &amp;s, int pos, int n);//删除p0开</text:p>
      <text:p text:style-name="P2"/>
      <text:p text:style-name="P2">始的n0个字符，然后在p0处插入串s中从pos开始的n个字符</text:p>
      <text:p text:style-name="P2"/>
      <text:p text:style-name="P2">string &amp;replace(int p0, int n0,int n, char c);//删除p0开始的n0个字符，然后</text:p>
      <text:p text:style-name="P2"/>
      <text:p text:style-name="P2">在p0处插入n个字符c</text:p>
      <text:p text:style-name="P2"/>
      <text:p text:style-name="P2">string &amp;replace(iterator first0, iterator last0,const char *s);//把[first0</text:p>
      <text:p text:style-name="P2"/>
      <text:p text:style-name="P2">，last0）之间的部分替换为字符串s</text:p>
      <text:p text:style-name="P2"/>
      <text:p text:style-name="P2">string &amp;replace(iterator first0, iterator last0,const char *s, int n);//把</text:p>
      <text:p text:style-name="P2"/>
      <text:p text:style-name="P2">[first0，last0）之间的部分替换为s的前n个字符</text:p>
      <text:p text:style-name="P2"/>
      <text:p text:style-name="P2">string &amp;replace(iterator first0, iterator last0,const string &amp;s);//把</text:p>
      <text:p text:style-name="P2"/>
      <text:p text:style-name="P2">[first0，last0）之间的部分替换为串s</text:p>
      <text:p text:style-name="P2"/>
      <text:p text:style-name="P2">string &amp;replace(iterator first0, iterator last0,int n, char c);//把[first0</text:p>
      <text:p text:style-name="P2"/>
      <text:p text:style-name="P2">，last0）之间的部分替换为n个字符c</text:p>
      <text:p text:style-name="P2"/>
      <text:p text:style-name="P2">string &amp;replace(iterator first0, iterator last0,const_iterator first, </text:p>
      <text:p text:style-name="P2"/>
      <text:p text:style-name="P2">const_iteratorlast);//把[first0，last0）之间的部分替换成[first，last）之间</text:p>
      <text:p text:style-name="P2"/>
      <text:p text:style-name="P2">的字符串string类的插入函：</text:p>
      <text:p text:style-name="P2"><text:soft-page-break/></text:p>
      <text:p text:style-name="P2">string &amp;insert(int p0, const char *s);</text:p>
      <text:p text:style-name="P2"/>
      <text:p text:style-name="P2">string &amp;insert(int p0, const char *s, int n);</text:p>
      <text:p text:style-name="P2"/>
      <text:p text:style-name="P2">string &amp;insert(int p0,const string &amp;s);</text:p>
      <text:p text:style-name="P2"/>
      <text:p text:style-name="P2">string &amp;insert(int p0,const string &amp;s, int pos, int n);</text:p>
      <text:p text:style-name="P2"/>
      <text:p text:style-name="P2">//前4个函数在p0位置插入字符串s中pos开始的前n个字符</text:p>
      <text:p text:style-name="P2"/>
      <text:p text:style-name="P2">string &amp;insert(int p0, int n, char c);//此函数在p0处插入n个字符c</text:p>
      <text:p text:style-name="P2"/>
      <text:p text:style-name="P2">iterator insert(iterator it, char c);//在it处插入字符c，返回插入后迭代器的</text:p>
      <text:p text:style-name="P2"/>
      <text:p text:style-name="P2">位置</text:p>
      <text:p text:style-name="P2"/>
      <text:p text:style-name="P2">void insert(iterator it, const_iterator first, const_iterator last);//在it</text:p>
      <text:p text:style-name="P2"/>
      <text:p text:style-name="P2">处插入[first，last）之间的字符</text:p>
      <text:p text:style-name="P2"/>
      <text:p text:style-name="P2">void insert(iterator it, int n, char c);//在it处插入n个字符c</text:p>
      <text:p text:style-name="P2"/>
      <text:p text:style-name="P2"><text:s/></text:p>
      <text:p text:style-name="P2"/>
      <text:p text:style-name="P2">string类的删除函数</text:p>
      <text:p text:style-name="P2"/>
      <text:p text:style-name="P2">iterator erase(iterator first, iterator last);//删除[first，last）之间的所</text:p>
      <text:p text:style-name="P2"/>
      <text:p text:style-name="P2">有字符，返回删除后迭代器的位置</text:p>
      <text:p text:style-name="P2"/>
      <text:p text:style-name="P2">iterator erase(iterator it);//删除it指向的字符，返回删除后迭代器的位置</text:p>
      <text:p text:style-name="P2"/>
      <text:p text:style-name="P2">string &amp;erase(int pos = 0, int n = npos);//删除pos开始的n个字符，返回修改</text:p>
      <text:p text:style-name="P2"/>
      <text:p text:style-name="P2">后的字符串</text:p>
      <text:p text:style-name="P2"/>
      <text:p text:style-name="P2"><text:s/></text:p>
      <text:p text:style-name="P2"/>
      <text:p text:style-name="P2">string类的迭代器处理：</text:p>
      <text:p text:style-name="P2"/>
      <text:p text:style-name="P2">string类提供了向前和向后遍历的迭代器iterator，迭代器提供了访问各个字符的语</text:p>
      <text:p text:style-name="P2"/>
      <text:p text:style-name="P2">法，类似于指针操作，迭代器不检查范围。</text:p>
      <text:p text:style-name="P2"/>
      <text:p text:style-name="P2">用string::iterator或string::const_iterator声明迭代器变量，const_iterator不</text:p>
      <text:p text:style-name="P2"/>
      <text:p text:style-name="P2">允许改变迭代的内容。常用迭代器函数有：</text:p>
      <text:p text:style-name="P2"/>
      <text:p text:style-name="P2">const_iterator begin()const;</text:p>
      <text:p text:style-name="P2"/>
      <text:p text:style-name="P2">iterator begin(); <text:s text:c="15"/>//返回string的起始位置</text:p>
      <text:p text:style-name="P2"/>
      <text:p text:style-name="P2">const_iterator end()const;</text:p>
      <text:p text:style-name="P2"/>
      <text:p text:style-name="P2">iterator end(); <text:s text:c="19"/>//返回string的最后一个字符后面的位置</text:p>
      <text:p text:style-name="P2"/>
      <text:p text:style-name="P2">const_iterator rbegin()const;</text:p>
      <text:p text:style-name="P2"/>
      <text:p text:style-name="P2">iterator rbegin(); <text:s text:c="15"/>//返回string的最后一个字符的位置</text:p>
      <text:p text:style-name="P2"/>
      <text:p text:style-name="P2">const_iterator rend()const;</text:p>
      <text:p text:style-name="P2"><text:soft-page-break/></text:p>
      <text:p text:style-name="P2">iterator rend(); <text:s text:c="19"/>//返回string第一个字符位置的前面rbegin</text:p>
      <text:p text:style-name="P2"/>
      <text:p text:style-name="P2">和rend用于从后向前的迭代访问，通过设置迭代器</text:p>
      <text:p text:style-name="P2"/>
      <text:p text:style-name="P2">string::reverse_iterator,string::const_reverse_iterator实现</text:p>
      <text:p text:style-name="P2"/>
      <text:p text:style-name="P2"><text:s/></text:p>
      <text:p text:style-name="P2"/>
      <text:p text:style-name="P2">字符串流处理：</text:p>
      <text:p text:style-name="P2"/>
      <text:p text:style-name="P2">通过定义ostringstream和istringstream变量实现，&lt;sstream&gt;头文件中</text:p>
      <text:p text:style-name="P2"/>
      <text:p text:style-name="P2">例如：</text:p>
      <text:p text:style-name="P2"/>
      <text:p text:style-name="P2"><text:s text:c="4"/>string input("hello,this is a test");</text:p>
      <text:p text:style-name="P2"/>
      <text:p text:style-name="P2"><text:s text:c="4"/>istringstream is(input);</text:p>
      <text:p text:style-name="P2"/>
      <text:p text:style-name="P2"><text:s text:c="4"/>string s1,s2,s3,s4;</text:p>
      <text:p text:style-name="P2"/>
      <text:p text:style-name="P2"><text:s text:c="4"/>is&gt;&gt;s1&gt;&gt;s2&gt;&gt;s3&gt;&gt;s4;//s1="hello,this",s2="is",s3="a",s4="test"</text:p>
      <text:p text:style-name="P2"/>
      <text:p text:style-name="P2"><text:s text:c="4"/>ostringstream os;</text:p>
      <text:p text:style-name="P2"/>
      <text:p text:style-name="P2"><text:s text:c="4"/>os&lt;&lt;s1&lt;&lt;s2&lt;&lt;s3&lt;&lt;s4;</text:p>
      <text:p text:style-name="P2"/>
      <text:p text:style-name="P2"><text:s text:c="4"/>cout&lt;&lt;os.str(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8T19:18:59.259910415</dc:date>
    <meta:editing-duration>PT11M1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8" meta:paragraph-count="254" meta:word-count="2652" meta:character-count="8081" meta:non-whitespace-character-count="7231"/>
  </office:meta>
</office:document-meta>
</file>